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10.3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number-columns-repeated="2" table:default-cell-style-name="Default"/>
        <table:table-row table:style-name="ro1" table:number-rows-repeated="2">
          <table:table-cell table:style-name="ce1" table:number-columns-repeated="3"/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6">
            <text:p>Semana 2 (2024/08/7 - 2024708/14)</text:p>
          </table:table-cell>
          <table:table-cell office:value-type="string" calcext:value-type="string">
            <text:p>Depuración de proyecto y separación de intereses en proyecto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Integración de procedimientos de Gestproject para carga dinámica de estilos globale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gración de procedimientos de Gestproject para búsqueda dinámica de datos para conección con base de dato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efactorización de proyecto “Sage50ConnectionManager” para integrar procedimientos dinámicos de cargado de datos de Gestproject.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/>
        </table:table-row>
        <table:table-row table:style-name="ro5">
          <table:covered-table-cell/>
          <table:table-cell office:value-type="string" calcext:value-type="string">
            <text:p>Diseño y codificación de procedimientos para funciones de recordado dinámico de datos de usuario en diferentes dispositivo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Manejar problemática de persistencia de datos de “eurowinsys” en clases de negocio de Sage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0:33:51.934000000</meta:creation-date>
    <dc:date>2024-08-14T11:21:06.859000000</dc:date>
    <meta:editing-duration>PT47M15S</meta:editing-duration>
    <meta:editing-cycles>4</meta:editing-cycles>
    <meta:generator>LibreOffice/7.6.7.2$Windows_X86_64 LibreOffice_project/dd47e4b30cb7dab30588d6c79c651f218165e3c5</meta:generator>
    <meta:document-statistic meta:table-count="1" meta:cell-count="13" meta:object-count="0"/>
  </office:meta>
</office:document-meta>
</file>